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reviousPage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reviousPageException.NoPreviousPageException( String actionName , Forward fwd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